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14ba"/>
    </style:style>
    <style:style style:name="P2" style:family="paragraph" style:parent-style-name="Standard">
      <style:text-properties officeooo:paragraph-rsid="00138b8e"/>
    </style:style>
    <style:style style:name="T1" style:family="text">
      <style:text-properties officeooo:rsid="001314ba"/>
    </style:style>
    <style:style style:name="T2" style:family="text">
      <style:text-properties officeooo:rsid="00138b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iyonzima@niyonzima-VirtualBox:~$ mkdir test1</text:span></text:p>
      <text:p text:style-name="P1"><text:span text:style-name="T1">niyonzima@niyonzima-VirtualBox:~$ cd test1</text:span></text:p>
      <text:p text:style-name="P1"><text:span text:style-name="T1">niyonzima@niyonzima-VirtualBox:~/test1$ </text:span></text:p>
      <text:p text:style-name="P1"><text:span text:style-name="T1">niyonzima@niyonzima-VirtualBox:~/test1$ nano list.sh</text:span></text:p>
      <text:p text:style-name="P1"><text:span text:style-name="T1">niyonzima@niyonzima-VirtualBox:~/test1$ ls l list.sh</text:span></text:p>
      <text:p text:style-name="P1"><text:span text:style-name="T1">ls: cannot access l: No such file or directory</text:span></text:p>
      <text:p text:style-name="P1"><text:span text:style-name="T1">list.sh</text:span></text:p>
      <text:p text:style-name="P1"><text:span text:style-name="T1">niyonzima@niyonzima-VirtualBox:~/test1$ chmod 755 list.sh</text:span></text:p>
      <text:p text:style-name="P1"><text:span text:style-name="T1">niyonzima@niyonzima-VirtualBox:~/test1$ ./list john peter marc alex faustin</text:span></text:p>
      <text:p text:style-name="P1"><text:span text:style-name="T1">bash: ./list: No such file or directory</text:span></text:p>
      <text:p text:style-name="P1"><text:span text:style-name="T1">niyonzima@niyonzima-VirtualBox:~/test1$ nano name.txt</text:span></text:p>
      <text:p text:style-name="P1"><text:span text:style-name="T1">niyonzima@niyonzima-VirtualBox:~/test1$ nano list.sh</text:span></text:p>
      <text:p text:style-name="P1"><text:span text:style-name="T1">niyonzima@niyonzima-VirtualBox:~/test1$ ls -l list.sh</text:span></text:p>
      <text:p text:style-name="P1"><text:span text:style-name="T1">-rwxr-xr-x 1 niyonzima niyonzima 49 Mar <text:s/>7 08:46 list.sh</text:span></text:p>
      <text:p text:style-name="P1"><text:span text:style-name="T1">niyonzima@niyonzima-VirtualBox:~/test1$ chmod 755 list.sh</text:span></text:p>
      <text:p text:style-name="P1"><text:span text:style-name="T1">niyonzima@niyonzima-VirtualBox:~/test1$ ./list.sh</text:span></text:p>
      <text:p text:style-name="P1"><text:span text:style-name="T1"><text:s text:c="5"/>1 <text:s/>alex</text:span></text:p>
      <text:p text:style-name="P1"><text:span text:style-name="T1"><text:s text:c="5"/>2 <text:s/>faustin</text:span></text:p>
      <text:p text:style-name="P1"><text:span text:style-name="T1"><text:s text:c="5"/>3 <text:s/>john</text:span></text:p>
      <text:p text:style-name="P1"><text:span text:style-name="T1"><text:s text:c="5"/>4 <text:s/>marc</text:span></text:p>
      <text:p text:style-name="P1"><text:span text:style-name="T1"><text:s text:c="5"/>5 <text:s/>peter</text:span></text:p>
      <text:p text:style-name="P1"><text:span text:style-name="T1">niyonzima@niyonzima-VirtualBox:~/test1$ ./list.sh john peter marc alex faustin</text:span></text:p>
      <text:p text:style-name="P1"><text:span text:style-name="T1"><text:s text:c="5"/>1 <text:s/>alex</text:span></text:p>
      <text:p text:style-name="P1"><text:span text:style-name="T1"><text:s text:c="5"/>2 <text:s/>faustin</text:span></text:p>
      <text:p text:style-name="P1"><text:span text:style-name="T1"><text:s text:c="5"/>3 <text:s/>john</text:span></text:p>
      <text:p text:style-name="P1"><text:span text:style-name="T1"><text:s text:c="5"/>4 <text:s/>marc</text:span></text:p>
      <text:p text:style-name="P1"><text:span text:style-name="T1"><text:s text:c="5"/>5 <text:s/>peter</text:span></text:p>
      <text:p text:style-name="P1"><text:span text:style-name="T1">niyonzima@niyonzima-VirtualBox:~/test1$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b)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09:00:22</meta:creation-date>
    <dc:date>2014-03-07T13:00:45</dc:date>
    <meta:editing-duration>PT3H59M17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29" meta:word-count="96" meta:character-count="1023" meta:non-whitespace-character-count="893"/>
  </office:meta>
</office:document-meta>
</file>